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co2" style:family="table-column">
      <style:table-column-properties fo:break-before="auto" style:column-width="1.7252in"/>
    </style:style>
    <style:style style:name="co3" style:family="table-column">
      <style:table-column-properties fo:break-before="auto" style:column-width="2.3244in"/>
    </style:style>
    <style:style style:name="co4" style:family="table-column">
      <style:table-column-properties fo:break-before="auto" style:column-width="1.5098in"/>
    </style:style>
    <style:style style:name="co5" style:family="table-column">
      <style:table-column-properties fo:break-before="auto" style:column-width="2.1417in"/>
    </style:style>
    <style:style style:name="co6" style:family="table-column">
      <style:table-column-properties fo:break-before="auto" style:column-width="1.283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Manufacturer</text:p>
          </table:table-cell>
          <table:table-cell office:value-type="string">
            <text:p>Partnumber</text:p>
          </table:table-cell>
          <table:table-cell office:value-type="string">
            <text:p>Value</text:p>
          </table:table-cell>
          <table:table-cell office:value-type="string">
            <text:p>Distributor</text:p>
          </table:table-cell>
          <table:table-cell office:value-type="string">
            <text:p>Partnumber</text:p>
          </table:table-cell>
          <table:table-cell office:value-type="string">
            <text:p>Package</text:p>
          </table:table-cell>
          <table:table-cell office:value-type="string">
            <text:p>Position (mm)</text:p>
          </table:table-cell>
          <table:table-cell office:value-type="string">
            <text:p>Orientatio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NT</text:p>
          </table:table-cell>
          <table:table-cell office:value-type="string">
            <text:p>Johanson Technology Inc</text:p>
          </table:table-cell>
          <table:table-cell office:value-type="string">
            <text:p>2450AT42A100E</text:p>
          </table:table-cell>
          <table:table-cell/>
          <table:table-cell office:value-type="string">
            <text:p>Digikey</text:p>
          </table:table-cell>
          <table:table-cell office:value-type="string">
            <text:p>712-1007-2-ND</text:p>
          </table:table-cell>
          <table:table-cell office:value-type="string">
            <text:p>CHIPANTENNA</text:p>
          </table:table-cell>
          <table:table-cell office:value-type="string">
            <text:p>(88.4001 3.4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BTN1</text:p>
          </table:table-cell>
          <table:table-cell office:value-type="string">
            <text:p>Farnell</text:p>
          </table:table-cell>
          <table:table-cell office:value-type="string">
            <text:p>MCMT5-F-V</text:p>
          </table:table-cell>
          <table:table-cell/>
          <table:table-cell office:value-type="string">
            <text:p>Farnell</text:p>
          </table:table-cell>
          <table:table-cell office:value-type="string">
            <text:p>1316987</text:p>
          </table:table-cell>
          <table:table-cell office:value-type="string">
            <text:p>MCMT5-F-V</text:p>
          </table:table-cell>
          <table:table-cell office:value-type="string">
            <text:p>(31.8213 -10.1928)</text:p>
          </table:table-cell>
          <table:table-cell office:value-type="string">
            <text:p>R225</text:p>
          </table:table-cell>
        </table:table-row>
        <table:table-row table:style-name="ro1">
          <table:table-cell office:value-type="string">
            <text:p>C1</text:p>
          </table:table-cell>
          <table:table-cell/>
          <table:table-cell office:value-type="string">
            <text:p>10uF</text:p>
          </table:table-cell>
          <table:table-cell office:value-type="string">
            <text:p>16V</text:p>
          </table:table-cell>
          <table:table-cell office:value-type="string">
            <text:p>Digikey</text:p>
          </table:table-cell>
          <table:table-cell office:value-type="string">
            <text:p>478-5165-2-ND</text:p>
          </table:table-cell>
          <table:table-cell office:value-type="string">
            <text:p>C0805K</text:p>
          </table:table-cell>
          <table:table-cell office:value-type="string">
            <text:p>(29.4 -18.1)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string">
            <text:p>C2</text:p>
          </table:table-cell>
          <table:table-cell/>
          <table:table-cell office:value-type="string">
            <text:p>10uF</text:p>
          </table:table-cell>
          <table:table-cell office:value-type="string">
            <text:p>16V</text:p>
          </table:table-cell>
          <table:table-cell office:value-type="string">
            <text:p>Digikey</text:p>
          </table:table-cell>
          <table:table-cell office:value-type="string">
            <text:p>479-5165-2-ND</text:p>
          </table:table-cell>
          <table:table-cell office:value-type="string">
            <text:p>C0805K</text:p>
          </table:table-cell>
          <table:table-cell office:value-type="string">
            <text:p>(22.6 -16.4)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string">
            <text:p>C3</text:p>
          </table:table-cell>
          <table:table-cell/>
          <table:table-cell office:value-type="string">
            <text:p>10uF</text:p>
          </table:table-cell>
          <table:table-cell office:value-type="string">
            <text:p>16V</text:p>
          </table:table-cell>
          <table:table-cell office:value-type="string">
            <text:p>Digikey</text:p>
          </table:table-cell>
          <table:table-cell office:value-type="string">
            <text:p>480-5165-2-ND</text:p>
          </table:table-cell>
          <table:table-cell office:value-type="string">
            <text:p>C0805K</text:p>
          </table:table-cell>
          <table:table-cell office:value-type="string">
            <text:p>(15.6 -6.1)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string">
            <text:p>C4</text:p>
          </table:table-cell>
          <table:table-cell/>
          <table:table-cell office:value-type="string">
            <text:p>10uF</text:p>
          </table:table-cell>
          <table:table-cell office:value-type="string">
            <text:p>16V</text:p>
          </table:table-cell>
          <table:table-cell office:value-type="string">
            <text:p>Digikey</text:p>
          </table:table-cell>
          <table:table-cell office:value-type="string">
            <text:p>481-5165-2-ND</text:p>
          </table:table-cell>
          <table:table-cell office:value-type="string">
            <text:p>C0805K</text:p>
          </table:table-cell>
          <table:table-cell office:value-type="string">
            <text:p>(23.4 -6.4)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string">
            <text:p>C5</text:p>
          </table:table-cell>
          <table:table-cell/>
          <table:table-cell office:value-type="string">
            <text:p>10uF</text:p>
          </table:table-cell>
          <table:table-cell office:value-type="string">
            <text:p>16V</text:p>
          </table:table-cell>
          <table:table-cell office:value-type="string">
            <text:p>Digikey</text:p>
          </table:table-cell>
          <table:table-cell office:value-type="string">
            <text:p>482-5165-2-ND</text:p>
          </table:table-cell>
          <table:table-cell office:value-type="string">
            <text:p>C0805K</text:p>
          </table:table-cell>
          <table:table-cell office:value-type="string">
            <text:p>(16.9 22.1)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string">
            <text:p>C6</text:p>
          </table:table-cell>
          <table:table-cell/>
          <table:table-cell office:value-type="string">
            <text:p>100nF</text:p>
          </table:table-cell>
          <table:table-cell table:number-columns-repeated="3"/>
          <table:table-cell office:value-type="string">
            <text:p>C0402K</text:p>
          </table:table-cell>
          <table:table-cell office:value-type="string">
            <text:p>(10.2 22.4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C7</text:p>
          </table:table-cell>
          <table:table-cell/>
          <table:table-cell office:value-type="string">
            <text:p>100nF</text:p>
          </table:table-cell>
          <table:table-cell table:number-columns-repeated="3"/>
          <table:table-cell office:value-type="string">
            <text:p>C0402K</text:p>
          </table:table-cell>
          <table:table-cell office:value-type="string">
            <text:p>(14.7 7.9)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string">
            <text:p>C8</text:p>
          </table:table-cell>
          <table:table-cell/>
          <table:table-cell office:value-type="string">
            <text:p>100nF</text:p>
          </table:table-cell>
          <table:table-cell table:number-columns-repeated="3"/>
          <table:table-cell office:value-type="string">
            <text:p>C0402K</text:p>
          </table:table-cell>
          <table:table-cell office:value-type="string">
            <text:p>(22.2 16.2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C9</text:p>
          </table:table-cell>
          <table:table-cell/>
          <table:table-cell office:value-type="string">
            <text:p>22pF</text:p>
          </table:table-cell>
          <table:table-cell table:number-columns-repeated="3"/>
          <table:table-cell office:value-type="string">
            <text:p>C0402K</text:p>
          </table:table-cell>
          <table:table-cell office:value-type="string">
            <text:p>(12 7.7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C10</text:p>
          </table:table-cell>
          <table:table-cell/>
          <table:table-cell office:value-type="string">
            <text:p>22pF</text:p>
          </table:table-cell>
          <table:table-cell table:number-columns-repeated="3"/>
          <table:table-cell office:value-type="string">
            <text:p>C0402K</text:p>
          </table:table-cell>
          <table:table-cell office:value-type="string">
            <text:p>(11.9 5.3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C11</text:p>
          </table:table-cell>
          <table:table-cell/>
          <table:table-cell office:value-type="string">
            <text:p>100nF</text:p>
          </table:table-cell>
          <table:table-cell table:number-columns-repeated="3"/>
          <table:table-cell office:value-type="string">
            <text:p>C0402K</text:p>
          </table:table-cell>
          <table:table-cell office:value-type="string">
            <text:p>(25.8 -6.3)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string">
            <text:p>C12</text:p>
          </table:table-cell>
          <table:table-cell/>
          <table:table-cell office:value-type="string">
            <text:p>100nF</text:p>
          </table:table-cell>
          <table:table-cell table:number-columns-repeated="3"/>
          <table:table-cell office:value-type="string">
            <text:p>C0402K</text:p>
          </table:table-cell>
          <table:table-cell office:value-type="string">
            <text:p>(12.9 -6.6)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string">
            <text:p>C13</text:p>
          </table:table-cell>
          <table:table-cell/>
          <table:table-cell office:value-type="string">
            <text:p>100nF</text:p>
          </table:table-cell>
          <table:table-cell table:number-columns-repeated="3"/>
          <table:table-cell office:value-type="string">
            <text:p>C0402K</text:p>
          </table:table-cell>
          <table:table-cell office:value-type="string">
            <text:p>(79.5 4.7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C14</text:p>
          </table:table-cell>
          <table:table-cell/>
          <table:table-cell office:value-type="string">
            <text:p>100nF</text:p>
          </table:table-cell>
          <table:table-cell table:number-columns-repeated="3"/>
          <table:table-cell office:value-type="string">
            <text:p>C0402K</text:p>
          </table:table-cell>
          <table:table-cell office:value-type="string">
            <text:p>(81.4 4.5)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string">
            <text:p>C15</text:p>
          </table:table-cell>
          <table:table-cell/>
          <table:table-cell office:value-type="string">
            <text:p>100nF</text:p>
          </table:table-cell>
          <table:table-cell table:number-columns-repeated="3"/>
          <table:table-cell office:value-type="string">
            <text:p>C0402K</text:p>
          </table:table-cell>
          <table:table-cell office:value-type="string">
            <text:p>(77.4 -3.6)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string">
            <text:p>C16</text:p>
          </table:table-cell>
          <table:table-cell/>
          <table:table-cell office:value-type="string">
            <text:p>1.5pF</text:p>
          </table:table-cell>
          <table:table-cell/>
          <table:table-cell office:value-type="string">
            <text:p>Digikey</text:p>
          </table:table-cell>
          <table:table-cell office:value-type="string">
            <text:p>712-1270-6-ND</text:p>
          </table:table-cell>
          <table:table-cell office:value-type="string">
            <text:p>C0402K</text:p>
          </table:table-cell>
          <table:table-cell office:value-type="string">
            <text:p>(83.5 3.4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C17</text:p>
          </table:table-cell>
          <table:table-cell/>
          <table:table-cell office:value-type="string">
            <text:p>33nF</text:p>
          </table:table-cell>
          <table:table-cell table:number-columns-repeated="3"/>
          <table:table-cell office:value-type="string">
            <text:p>C0402K</text:p>
          </table:table-cell>
          <table:table-cell office:value-type="string">
            <text:p>(77.2 3.8)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string">
            <text:p>C18</text:p>
          </table:table-cell>
          <table:table-cell/>
          <table:table-cell office:value-type="string">
            <text:p>22pF</text:p>
          </table:table-cell>
          <table:table-cell table:number-columns-repeated="3"/>
          <table:table-cell office:value-type="string">
            <text:p>C0402K</text:p>
          </table:table-cell>
          <table:table-cell office:value-type="string">
            <text:p>(77.9 -5.3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C19</text:p>
          </table:table-cell>
          <table:table-cell/>
          <table:table-cell office:value-type="string">
            <text:p>22pF</text:p>
          </table:table-cell>
          <table:table-cell table:number-columns-repeated="3"/>
          <table:table-cell office:value-type="string">
            <text:p>C0402K</text:p>
          </table:table-cell>
          <table:table-cell office:value-type="string">
            <text:p>(80.6 -4.7)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string">
            <text:p>C20</text:p>
          </table:table-cell>
          <table:table-cell/>
          <table:table-cell office:value-type="string">
            <text:p>1pF</text:p>
          </table:table-cell>
          <table:table-cell/>
          <table:table-cell office:value-type="string">
            <text:p>Digikey</text:p>
          </table:table-cell>
          <table:table-cell office:value-type="string">
            <text:p>587-1007-6-ND</text:p>
          </table:table-cell>
          <table:table-cell office:value-type="string">
            <text:p>C0402K</text:p>
          </table:table-cell>
          <table:table-cell office:value-type="string">
            <text:p>(84.1 5)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string">
            <text:p>C21</text:p>
          </table:table-cell>
          <table:table-cell/>
          <table:table-cell office:value-type="string">
            <text:p>2.2nF</text:p>
          </table:table-cell>
          <table:table-cell/>
          <table:table-cell office:value-type="string">
            <text:p>Digikey</text:p>
          </table:table-cell>
          <table:table-cell office:value-type="string">
            <text:p>311-1037-2-ND</text:p>
          </table:table-cell>
          <table:table-cell office:value-type="string">
            <text:p>C0402K</text:p>
          </table:table-cell>
          <table:table-cell office:value-type="string">
            <text:p>(83 -5.3)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string">
            <text:p>C22</text:p>
          </table:table-cell>
          <table:table-cell/>
          <table:table-cell office:value-type="string">
            <text:p>4.7pF</text:p>
          </table:table-cell>
          <table:table-cell/>
          <table:table-cell office:value-type="string">
            <text:p>Digikey</text:p>
          </table:table-cell>
          <table:table-cell office:value-type="string">
            <text:p>490-3100-6-ND</text:p>
          </table:table-cell>
          <table:table-cell office:value-type="string">
            <text:p>C0402K</text:p>
          </table:table-cell>
          <table:table-cell office:value-type="string">
            <text:p>(81.8 -4.2)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string">
            <text:p>C23</text:p>
          </table:table-cell>
          <table:table-cell/>
          <table:table-cell office:value-type="string">
            <text:p>10uF</text:p>
          </table:table-cell>
          <table:table-cell office:value-type="string">
            <text:p>16V</text:p>
          </table:table-cell>
          <table:table-cell office:value-type="string">
            <text:p>Digikey</text:p>
          </table:table-cell>
          <table:table-cell office:value-type="string">
            <text:p>482-5165-2-ND</text:p>
          </table:table-cell>
          <table:table-cell office:value-type="string">
            <text:p>C0805K</text:p>
          </table:table-cell>
          <table:table-cell office:value-type="string">
            <text:p>(81.7 8.5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Fairchild Semiconductor</text:p>
          </table:table-cell>
          <table:table-cell office:value-type="string">
            <text:p>SS14</text:p>
          </table:table-cell>
          <table:table-cell office:value-type="string">
            <text:p>1A</text:p>
          </table:table-cell>
          <table:table-cell office:value-type="string">
            <text:p>Digikey</text:p>
          </table:table-cell>
          <table:table-cell office:value-type="string">
            <text:p>SS14CT-ND</text:p>
          </table:table-cell>
          <table:table-cell office:value-type="string">
            <text:p>SMB</text:p>
          </table:table-cell>
          <table:table-cell office:value-type="string">
            <text:p>(7.6 25.6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Fairchild Semiconductor</text:p>
          </table:table-cell>
          <table:table-cell office:value-type="string">
            <text:p>SS14</text:p>
          </table:table-cell>
          <table:table-cell office:value-type="string">
            <text:p>1A</text:p>
          </table:table-cell>
          <table:table-cell office:value-type="string">
            <text:p>Digikey</text:p>
          </table:table-cell>
          <table:table-cell office:value-type="string">
            <text:p>SS14CT-ND</text:p>
          </table:table-cell>
          <table:table-cell office:value-type="string">
            <text:p>SMB</text:p>
          </table:table-cell>
          <table:table-cell office:value-type="string">
            <text:p>(7.6 -25.6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Bourns Inc.</text:p>
          </table:table-cell>
          <table:table-cell office:value-type="string">
            <text:p>MF-USMD035-2</text:p>
          </table:table-cell>
          <table:table-cell/>
          <table:table-cell office:value-type="string">
            <text:p>Digikey</text:p>
          </table:table-cell>
          <table:table-cell office:value-type="string">
            <text:p>MF-USMD035TR-ND</text:p>
          </table:table-cell>
          <table:table-cell office:value-type="string">
            <text:p>R1210</text:p>
          </table:table-cell>
          <table:table-cell office:value-type="string">
            <text:p>(5.4 -7.8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FERRITE</text:p>
          </table:table-cell>
          <table:table-cell office:value-type="string">
            <text:p>Murata </text:p>
          </table:table-cell>
          <table:table-cell office:value-type="string">
            <text:p>BLM21AG601SN1D</text:p>
          </table:table-cell>
          <table:table-cell/>
          <table:table-cell office:value-type="string">
            <text:p>Digikey</text:p>
          </table:table-cell>
          <table:table-cell office:value-type="string">
            <text:p>490-1040-2-ND</text:p>
          </table:table-cell>
          <table:table-cell office:value-type="string">
            <text:p>R0805</text:p>
          </table:table-cell>
          <table:table-cell office:value-type="string">
            <text:p>(78.1 8.5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IC1</text:p>
          </table:table-cell>
          <table:table-cell office:value-type="string">
            <text:p>Microchip</text:p>
          </table:table-cell>
          <table:table-cell office:value-type="string">
            <text:p>MCP1700T-3302E/MB</text:p>
          </table:table-cell>
          <table:table-cell/>
          <table:table-cell office:value-type="string">
            <text:p>Digikey</text:p>
          </table:table-cell>
          <table:table-cell office:value-type="string">
            <text:p>MCP1700T3302EMBTR-ND</text:p>
          </table:table-cell>
          <table:table-cell office:value-type="string">
            <text:p>SOT89</text:p>
          </table:table-cell>
          <table:table-cell office:value-type="string">
            <text:p>(19.4 -6.1)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string">
            <text:p>IC2</text:p>
          </table:table-cell>
          <table:table-cell office:value-type="string">
            <text:p>NXP</text:p>
          </table:table-cell>
          <table:table-cell office:value-type="string">
            <text:p>LPC1343FBD48,151</text:p>
          </table:table-cell>
          <table:table-cell/>
          <table:table-cell office:value-type="string">
            <text:p>Digikey</text:p>
          </table:table-cell>
          <table:table-cell office:value-type="string">
            <text:p>568-4945-ND</text:p>
          </table:table-cell>
          <table:table-cell office:value-type="string">
            <text:p>LQFP48</text:p>
          </table:table-cell>
          <table:table-cell office:value-type="string">
            <text:p>(22.2 9.9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IC3</text:p>
          </table:table-cell>
          <table:table-cell office:value-type="string">
            <text:p>Atmel</text:p>
          </table:table-cell>
          <table:table-cell office:value-type="string">
            <text:p>AT45DB041D-SSU</text:p>
          </table:table-cell>
          <table:table-cell/>
          <table:table-cell office:value-type="string">
            <text:p>Digikey</text:p>
          </table:table-cell>
          <table:table-cell office:value-type="string">
            <text:p>AT45DB041D-SSU-ND</text:p>
          </table:table-cell>
          <table:table-cell office:value-type="string">
            <text:p>SO08</text:p>
          </table:table-cell>
          <table:table-cell office:value-type="string">
            <text:p>(1.2 -18.6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IC4</text:p>
          </table:table-cell>
          <table:table-cell office:value-type="string">
            <text:p>Nordic</text:p>
          </table:table-cell>
          <table:table-cell office:value-type="string">
            <text:p>NRF24L01+</text:p>
          </table:table-cell>
          <table:table-cell/>
          <table:table-cell office:value-type="string">
            <text:p>Rutronik</text:p>
          </table:table-cell>
          <table:table-cell office:value-type="string">
            <text:p>NRF24L01+</text:p>
          </table:table-cell>
          <table:table-cell office:value-type="string">
            <text:p>QFN20</text:p>
          </table:table-cell>
          <table:table-cell office:value-type="string">
            <text:p>(79.4 0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IC5</text:p>
          </table:table-cell>
          <table:table-cell office:value-type="string">
            <text:p>Microchip</text:p>
          </table:table-cell>
          <table:table-cell office:value-type="string">
            <text:p>MCP73833-FCI/UN</text:p>
          </table:table-cell>
          <table:table-cell/>
          <table:table-cell office:value-type="string">
            <text:p>Digikey</text:p>
          </table:table-cell>
          <table:table-cell office:value-type="string">
            <text:p>MCP73833-FCI/UN-ND</text:p>
          </table:table-cell>
          <table:table-cell office:value-type="string">
            <text:p>MSOP-10</text:p>
          </table:table-cell>
          <table:table-cell office:value-type="string">
            <text:p>(25.8 -16.5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IC6</text:p>
          </table:table-cell>
          <table:table-cell office:value-type="string">
            <text:p>Toshiba</text:p>
          </table:table-cell>
          <table:table-cell office:value-type="string">
            <text:p>TB62737FUG(O,EL)</text:p>
          </table:table-cell>
          <table:table-cell/>
          <table:table-cell office:value-type="string">
            <text:p>Digikey</text:p>
          </table:table-cell>
          <table:table-cell office:value-type="string">
            <text:p>TB62737FUGTR-ND</text:p>
          </table:table-cell>
          <table:table-cell office:value-type="string">
            <text:p>SUPERSOT6</text:p>
          </table:table-cell>
          <table:table-cell office:value-type="string">
            <text:p>(13.9429 22.126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wuerth elektronik</text:p>
          </table:table-cell>
          <table:table-cell office:value-type="string">
            <text:p>74479776247</text:p>
          </table:table-cell>
          <table:table-cell office:value-type="string">
            <text:p>4.7uH</text:p>
          </table:table-cell>
          <table:table-cell office:value-type="string">
            <text:p>Digikey</text:p>
          </table:table-cell>
          <table:table-cell office:value-type="string">
            <text:p>732-2956-2-ND</text:p>
          </table:table-cell>
          <table:table-cell office:value-type="string">
            <text:p>0806</text:p>
          </table:table-cell>
          <table:table-cell office:value-type="string">
            <text:p>(13.2 25.6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L2</text:p>
          </table:table-cell>
          <table:table-cell office:value-type="string">
            <text:p>Panasonic </text:p>
          </table:table-cell>
          <table:table-cell office:value-type="string">
            <text:p>ELJ-QF8N2JF</text:p>
          </table:table-cell>
          <table:table-cell office:value-type="string">
            <text:p>8.2nH</text:p>
          </table:table-cell>
          <table:table-cell office:value-type="string">
            <text:p>Digikey</text:p>
          </table:table-cell>
          <table:table-cell office:value-type="string">
            <text:p>PCD1857DKR-ND</text:p>
          </table:table-cell>
          <table:table-cell office:value-type="string">
            <text:p>R0402</text:p>
          </table:table-cell>
          <table:table-cell office:value-type="string">
            <text:p>(83 -0.6)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string">
            <text:p>L3</text:p>
          </table:table-cell>
          <table:table-cell office:value-type="string">
            <text:p>Murata </text:p>
          </table:table-cell>
          <table:table-cell office:value-type="string">
            <text:p>LQP15MN3N9B02D</text:p>
          </table:table-cell>
          <table:table-cell office:value-type="string">
            <text:p>3.9nH</text:p>
          </table:table-cell>
          <table:table-cell office:value-type="string">
            <text:p>Digikey</text:p>
          </table:table-cell>
          <table:table-cell office:value-type="string">
            <text:p>490-1131-6-ND</text:p>
          </table:table-cell>
          <table:table-cell office:value-type="string">
            <text:p>R0402</text:p>
          </table:table-cell>
          <table:table-cell office:value-type="string">
            <text:p>(83 1.7)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string">
            <text:p>L4</text:p>
          </table:table-cell>
          <table:table-cell office:value-type="string">
            <text:p>Murata </text:p>
          </table:table-cell>
          <table:table-cell office:value-type="string">
            <text:p>LQP15MN2N7B02D</text:p>
          </table:table-cell>
          <table:table-cell office:value-type="string">
            <text:p>2.7nH</text:p>
          </table:table-cell>
          <table:table-cell office:value-type="string">
            <text:p>Digikey</text:p>
          </table:table-cell>
          <table:table-cell office:value-type="string">
            <text:p>490-1129-6-ND</text:p>
          </table:table-cell>
          <table:table-cell office:value-type="string">
            <text:p>R0402</text:p>
          </table:table-cell>
          <table:table-cell office:value-type="string">
            <text:p>(83 -2.9)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string">
            <text:p>LED0</text:p>
          </table:table-cell>
          <table:table-cell office:value-type="string">
            <text:p>Kingbright</text:p>
          </table:table-cell>
          <table:table-cell office:value-type="string">
            <text:p>APT2012SRCPR</text:p>
          </table:table-cell>
          <table:table-cell/>
          <table:table-cell office:value-type="string">
            <text:p>Digikey</text:p>
          </table:table-cell>
          <table:table-cell office:value-type="string">
            <text:p>754-1132-2-ND</text:p>
          </table:table-cell>
          <table:table-cell office:value-type="string">
            <text:p>CHIPLED_0805</text:p>
          </table:table-cell>
          <table:table-cell office:value-type="string">
            <text:p>(-22.81 23.2)</text:p>
          </table:table-cell>
          <table:table-cell office:value-type="string">
            <text:p>R228</text:p>
          </table:table-cell>
        </table:table-row>
        <table:table-row table:style-name="ro1">
          <table:table-cell office:value-type="string">
            <text:p>LED1</text:p>
          </table:table-cell>
          <table:table-cell office:value-type="string">
            <text:p>Kingbright</text:p>
          </table:table-cell>
          <table:table-cell office:value-type="string">
            <text:p>APT2012CGCK</text:p>
          </table:table-cell>
          <table:table-cell/>
          <table:table-cell office:value-type="string">
            <text:p>Digikey</text:p>
          </table:table-cell>
          <table:table-cell office:value-type="string">
            <text:p>754-1127-2-ND</text:p>
          </table:table-cell>
          <table:table-cell office:value-type="string">
            <text:p>CHIPLED_0805</text:p>
          </table:table-cell>
          <table:table-cell office:value-type="string">
            <text:p>(78 16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LED2</text:p>
          </table:table-cell>
          <table:table-cell office:value-type="string">
            <text:p>Kingbright</text:p>
          </table:table-cell>
          <table:table-cell office:value-type="string">
            <text:p>APT2012CGCK</text:p>
          </table:table-cell>
          <table:table-cell/>
          <table:table-cell office:value-type="string">
            <text:p>Digikey</text:p>
          </table:table-cell>
          <table:table-cell office:value-type="string">
            <text:p>754-1127-2-ND</text:p>
          </table:table-cell>
          <table:table-cell office:value-type="string">
            <text:p>CHIPLED_0805</text:p>
          </table:table-cell>
          <table:table-cell office:value-type="string">
            <text:p>(-22.81 -23.2)</text:p>
          </table:table-cell>
          <table:table-cell office:value-type="string">
            <text:p>R312</text:p>
          </table:table-cell>
        </table:table-row>
        <table:table-row table:style-name="ro1">
          <table:table-cell office:value-type="string">
            <text:p>LED3</text:p>
          </table:table-cell>
          <table:table-cell office:value-type="string">
            <text:p>Kingbright</text:p>
          </table:table-cell>
          <table:table-cell office:value-type="string">
            <text:p>APT2012CGCK</text:p>
          </table:table-cell>
          <table:table-cell/>
          <table:table-cell office:value-type="string">
            <text:p>Digikey</text:p>
          </table:table-cell>
          <table:table-cell office:value-type="string">
            <text:p>754-1127-2-ND</text:p>
          </table:table-cell>
          <table:table-cell office:value-type="string">
            <text:p>CHIPLED_0805</text:p>
          </table:table-cell>
          <table:table-cell office:value-type="string">
            <text:p>(78 -16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M0DULA</text:p>
          </table:table-cell>
          <table:table-cell office:value-type="string">
            <text:p>Toby Electronics</text:p>
          </table:table-cell>
          <table:table-cell office:value-type="string">
            <text:p>B06-2x6-AG1-G</text:p>
          </table:table-cell>
          <table:table-cell office:value-type="string">
            <text:p>2x6 PCB Socket</text:p>
          </table:table-cell>
          <table:table-cell office:value-type="string">
            <text:p>Toby Electronics</text:p>
          </table:table-cell>
          <table:table-cell office:value-type="string">
            <text:p>B06-2x6-AG1-G</text:p>
          </table:table-cell>
          <table:table-cell office:value-type="string">
            <text:p>MA06-2</text:p>
          </table:table-cell>
          <table:table-cell office:value-type="string">
            <text:p>(-11.23 -21.59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M0DULB</text:p>
          </table:table-cell>
          <table:table-cell office:value-type="string">
            <text:p>Toby Electronics</text:p>
          </table:table-cell>
          <table:table-cell office:value-type="string">
            <text:p>B06-2x6-AG1-G</text:p>
          </table:table-cell>
          <table:table-cell office:value-type="string">
            <text:p>2x6 PCB Socket</text:p>
          </table:table-cell>
          <table:table-cell office:value-type="string">
            <text:p>Toby Electronics</text:p>
          </table:table-cell>
          <table:table-cell office:value-type="string">
            <text:p>B06-2x6-AG1-G</text:p>
          </table:table-cell>
          <table:table-cell office:value-type="string">
            <text:p>MA06-2</text:p>
          </table:table-cell>
          <table:table-cell office:value-type="string">
            <text:p>(-11.23 21.59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CTS</text:p>
          </table:table-cell>
          <table:table-cell office:value-type="string">
            <text:p>406C35D12M00000</text:p>
          </table:table-cell>
          <table:table-cell office:value-type="string">
            <text:p>12MHz</text:p>
          </table:table-cell>
          <table:table-cell office:value-type="string">
            <text:p>Digikey</text:p>
          </table:table-cell>
          <table:table-cell office:value-type="string">
            <text:p>CTX855TR-ND</text:p>
          </table:table-cell>
          <table:table-cell office:value-type="string">
            <text:p>CTS406</text:p>
          </table:table-cell>
          <table:table-cell office:value-type="string">
            <text:p>(5.6 7.1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NDK</text:p>
          </table:table-cell>
          <table:table-cell office:value-type="string">
            <text:p>NX3225SA-16.000000MHZ</text:p>
          </table:table-cell>
          <table:table-cell office:value-type="string">
            <text:p>16MHz</text:p>
          </table:table-cell>
          <table:table-cell office:value-type="string">
            <text:p>Digikey</text:p>
          </table:table-cell>
          <table:table-cell office:value-type="string">
            <text:p>644-1049-2-ND</text:p>
          </table:table-cell>
          <table:table-cell office:value-type="string">
            <text:p>CRYSTAL3.2X2.5</text:p>
          </table:table-cell>
          <table:table-cell office:value-type="string">
            <text:p>(78.7 -7.5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R1</text:p>
          </table:table-cell>
          <table:table-cell/>
          <table:table-cell office:value-type="string">
            <text:p>1k5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41.8 19.4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R2</text:p>
          </table:table-cell>
          <table:table-cell/>
          <table:table-cell office:value-type="string">
            <text:p>33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30.2 16.8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R3</text:p>
          </table:table-cell>
          <table:table-cell/>
          <table:table-cell office:value-type="string">
            <text:p>33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34.3 15.3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R4</text:p>
          </table:table-cell>
          <table:table-cell/>
          <table:table-cell office:value-type="string">
            <text:p>10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11.6 -4.4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R5</text:p>
          </table:table-cell>
          <table:table-cell/>
          <table:table-cell office:value-type="string">
            <text:p>22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10.7 -7)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string">
            <text:p>R6</text:p>
          </table:table-cell>
          <table:table-cell/>
          <table:table-cell office:value-type="string">
            <text:p>220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22.9 -9.1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R7</text:p>
          </table:table-cell>
          <table:table-cell/>
          <table:table-cell office:value-type="string">
            <text:p>100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19.2 -11.2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R8</text:p>
          </table:table-cell>
          <table:table-cell/>
          <table:table-cell office:value-type="string">
            <text:p>2.2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22.9 -11.2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R9</text:p>
          </table:table-cell>
          <table:table-cell/>
          <table:table-cell office:value-type="string">
            <text:p>10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10.8 -22.2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R10</text:p>
          </table:table-cell>
          <table:table-cell/>
          <table:table-cell office:value-type="string">
            <text:p>15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9.9 20.5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R11</text:p>
          </table:table-cell>
          <table:table-cell/>
          <table:table-cell office:value-type="string">
            <text:p>10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15.6 -9.9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R13</text:p>
          </table:table-cell>
          <table:table-cell/>
          <table:table-cell office:value-type="string">
            <text:p>1M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-2.5 -21.4)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string">
            <text:p>R14</text:p>
          </table:table-cell>
          <table:table-cell/>
          <table:table-cell office:value-type="string">
            <text:p>1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72.5 20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R15</text:p>
          </table:table-cell>
          <table:table-cell/>
          <table:table-cell office:value-type="string">
            <text:p>1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72.5 -20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R16</text:p>
          </table:table-cell>
          <table:table-cell/>
          <table:table-cell office:value-type="string">
            <text:p>1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-17.93 -26.1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R17</text:p>
          </table:table-cell>
          <table:table-cell/>
          <table:table-cell office:value-type="string">
            <text:p>1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-18 26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R18</text:p>
          </table:table-cell>
          <table:table-cell/>
          <table:table-cell office:value-type="string">
            <text:p>4k7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3 17.6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R19</text:p>
          </table:table-cell>
          <table:table-cell/>
          <table:table-cell office:value-type="string">
            <text:p>4k7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3 15.3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R20</text:p>
          </table:table-cell>
          <table:table-cell/>
          <table:table-cell office:value-type="string">
            <text:p>100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11.4 2.7)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string">
            <text:p>R21</text:p>
          </table:table-cell>
          <table:table-cell/>
          <table:table-cell office:value-type="string">
            <text:p>10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14.1 19.4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R22</text:p>
          </table:table-cell>
          <table:table-cell/>
          <table:table-cell office:value-type="string">
            <text:p>10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78 10.8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R23</text:p>
          </table:table-cell>
          <table:table-cell/>
          <table:table-cell office:value-type="string">
            <text:p>150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22.9 -13.5)</text:p>
          </table:table-cell>
          <table:table-cell office:value-type="string">
            <text:p>R180</text:p>
          </table:table-cell>
        </table:table-row>
        <table:table-row table:style-name="ro1">
          <table:table-cell office:value-type="string">
            <text:p>R24</text:p>
          </table:table-cell>
          <table:table-cell/>
          <table:table-cell office:value-type="string">
            <text:p>1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19.2 -13.5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R25</text:p>
          </table:table-cell>
          <table:table-cell/>
          <table:table-cell office:value-type="string">
            <text:p>22k</text:p>
          </table:table-cell>
          <table:table-cell table:number-columns-repeated="3"/>
          <table:table-cell office:value-type="string">
            <text:p>R0603</text:p>
          </table:table-cell>
          <table:table-cell office:value-type="string">
            <text:p>(77.95 6.1)</text:p>
          </table:table-cell>
          <table:table-cell office:value-type="string">
            <text:p>R0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C&amp;K Components</text:p>
          </table:table-cell>
          <table:table-cell office:value-type="string">
            <text:p>JS102011SAQN</text:p>
          </table:table-cell>
          <table:table-cell/>
          <table:table-cell office:value-type="string">
            <text:p>Digikey</text:p>
          </table:table-cell>
          <table:table-cell office:value-type="string">
            <text:p>401-1999-2-ND</text:p>
          </table:table-cell>
          <table:table-cell office:value-type="string">
            <text:p>JS102011SAQN</text:p>
          </table:table-cell>
          <table:table-cell office:value-type="string">
            <text:p>(35.2681 -21.4823)</text:p>
          </table:table-cell>
          <table:table-cell office:value-type="string">
            <text:p>R345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Vishay</text:p>
          </table:table-cell>
          <table:table-cell office:value-type="string">
            <text:p>SI2301CDS-T1-GE3</text:p>
          </table:table-cell>
          <table:table-cell/>
          <table:table-cell office:value-type="string">
            <text:p>Digikey</text:p>
          </table:table-cell>
          <table:table-cell office:value-type="string">
            <text:p>SI2301CDS-T1-GE3TR-ND</text:p>
          </table:table-cell>
          <table:table-cell office:value-type="string">
            <text:p>SOT23</text:p>
          </table:table-cell>
          <table:table-cell office:value-type="string">
            <text:p>(37.4 -15.7)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string">
            <text:p>T3</text:p>
          </table:table-cell>
          <table:table-cell office:value-type="string">
            <text:p>Vishay</text:p>
          </table:table-cell>
          <table:table-cell office:value-type="string">
            <text:p>SI2301CDS-T1-GE3</text:p>
          </table:table-cell>
          <table:table-cell/>
          <table:table-cell office:value-type="string">
            <text:p>Digikey</text:p>
          </table:table-cell>
          <table:table-cell office:value-type="string">
            <text:p>SI2301CDS-T1-GE3TR-ND</text:p>
          </table:table-cell>
          <table:table-cell office:value-type="string">
            <text:p>SOT23</text:p>
          </table:table-cell>
          <table:table-cell office:value-type="string">
            <text:p>(20.3 22.2)</text:p>
          </table:table-cell>
          <table:table-cell office:value-type="string">
            <text:p>R270</text:p>
          </table:table-cell>
        </table:table-row>
        <table:table-row table:style-name="ro1">
          <table:table-cell office:value-type="string">
            <text:p>T4</text:p>
          </table:table-cell>
          <table:table-cell office:value-type="string">
            <text:p>Vishay</text:p>
          </table:table-cell>
          <table:table-cell office:value-type="string">
            <text:p>SI2301CDS-T1-GE3</text:p>
          </table:table-cell>
          <table:table-cell/>
          <table:table-cell office:value-type="string">
            <text:p>Digikey</text:p>
          </table:table-cell>
          <table:table-cell office:value-type="string">
            <text:p>SI2301CDS-T1-GE3TR-ND</text:p>
          </table:table-cell>
          <table:table-cell office:value-type="string">
            <text:p>SOT23</text:p>
          </table:table-cell>
          <table:table-cell office:value-type="string">
            <text:p>(42.7 22.1)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string">
            <text:p>T5</text:p>
          </table:table-cell>
          <table:table-cell office:value-type="string">
            <text:p>Vishay</text:p>
          </table:table-cell>
          <table:table-cell office:value-type="string">
            <text:p>SI2301CDS-T1-GE3</text:p>
          </table:table-cell>
          <table:table-cell/>
          <table:table-cell office:value-type="string">
            <text:p>Digikey</text:p>
          </table:table-cell>
          <table:table-cell office:value-type="string">
            <text:p>SI2301CDS-T1-GE3TR-ND</text:p>
          </table:table-cell>
          <table:table-cell office:value-type="string">
            <text:p>SOT23</text:p>
          </table:table-cell>
          <table:table-cell office:value-type="string">
            <text:p>(14.9 -13.2)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string">
            <text:p>T6</text:p>
          </table:table-cell>
          <table:table-cell office:value-type="string">
            <text:p>Vishay</text:p>
          </table:table-cell>
          <table:table-cell office:value-type="string">
            <text:p>SI2301CDS-T1-GE3</text:p>
          </table:table-cell>
          <table:table-cell/>
          <table:table-cell office:value-type="string">
            <text:p>Digikey</text:p>
          </table:table-cell>
          <table:table-cell office:value-type="string">
            <text:p>SI2301CDS-T1-GE3TR-ND</text:p>
          </table:table-cell>
          <table:table-cell office:value-type="string">
            <text:p>SOT23</text:p>
          </table:table-cell>
          <table:table-cell office:value-type="string">
            <text:p>(9.7 -10.9)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FCI</text:p>
          </table:table-cell>
          <table:table-cell office:value-type="string">
            <text:p>10104111-0001LF</text:p>
          </table:table-cell>
          <table:table-cell/>
          <table:table-cell office:value-type="string">
            <text:p>Digikey</text:p>
          </table:table-cell>
          <table:table-cell office:value-type="string">
            <text:p>609-4053-2-ND</text:p>
          </table:table-cell>
          <table:table-cell office:value-type="string">
            <text:p>MICROAB</text:p>
          </table:table-cell>
          <table:table-cell office:value-type="string">
            <text:p>(35.9084 17.6199)</text:p>
          </table:table-cell>
          <table:table-cell office:value-type="string">
            <text:p>R195</text:p>
          </table:table-cell>
        </table:table-row>
        <table:table-row table:style-name="ro1">
          <table:table-cell office:value-type="string">
            <text:p>X1_</text:p>
          </table:table-cell>
          <table:table-cell office:value-type="string">
            <text:p>JST</text:p>
          </table:table-cell>
          <table:table-cell office:value-type="string">
            <text:p>S3B-PH-SM4-TB(LF)(SN)</text:p>
          </table:table-cell>
          <table:table-cell/>
          <table:table-cell office:value-type="string">
            <text:p>Digikey</text:p>
          </table:table-cell>
          <table:table-cell office:value-type="string">
            <text:p>455-1750-2-ND</text:p>
          </table:table-cell>
          <table:table-cell office:value-type="string">
            <text:p>JST-PH3</text:p>
          </table:table-cell>
          <table:table-cell office:value-type="string">
            <text:p>(8.3 -0.6)</text:p>
          </table:table-cell>
          <table:table-cell office:value-type="string">
            <text:p>R90</text:p>
          </table:table-cell>
        </table:table-row>
        <table:table-row table:style-name="ro1">
          <table:table-cell office:value-type="string">
            <text:p>X2</text:p>
          </table:table-cell>
          <table:table-cell office:value-type="string">
            <text:p>Hirose</text:p>
          </table:table-cell>
          <table:table-cell office:value-type="string">
            <text:p>DF23C-10DS-0.5V(51)</text:p>
          </table:table-cell>
          <table:table-cell/>
          <table:table-cell office:value-type="string">
            <text:p>Mouser</text:p>
          </table:table-cell>
          <table:table-cell office:value-type="string">
            <text:p>798-DF23C10DS05V51 </text:p>
          </table:table-cell>
          <table:table-cell office:value-type="string">
            <text:p>DF23</text:p>
          </table:table-cell>
          <table:table-cell office:value-type="string">
            <text:p>(34.2 8.2)</text:p>
          </table:table-cell>
          <table:table-cell office:value-type="string">
            <text:p>R1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number:min-integer-digits="1"/>
    </number:number-style>
    <number:number-style style:name="N116">
      <style:text-properties fo:color="#ff0000"/>
      <number:text>-</number:text>
      <number:number number:decimal-places="0" number:min-integer-digits="1"/>
      <style:map style:condition="value()&gt;=0" style:apply-style-name="N116P0"/>
    </number:number-style>
    <number:number-style style:name="N117P0" style:volatile="true">
      <number:number number:decimal-places="2" number:min-integer-digits="1"/>
    </number:number-style>
    <number:number-style style:name="N117">
      <style:text-properties fo:color="#ff0000"/>
      <number:text>-</number:text>
      <number:number number:decimal-places="2" number:min-integer-digits="1"/>
      <style:map style:condition="value()&gt;=0" style:apply-style-name="N117P0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9">08/29/2011</text:date>, <text:time>23:0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29T23:04:18</dc:date>
    <dc:creator>schneider </dc:creator>
    <meta:generator>OpenOffice.org/3.2$Linux OpenOffice.org_project/320m19$Build-9505</meta:generator>
    <meta:editing-duration>PT24H29M27S</meta:editing-duration>
    <meta:editing-cycles>1</meta:editing-cycles>
    <meta:document-statistic meta:table-count="1" meta:cell-count="544" meta:object-count="0"/>
  </office:meta>
</office:document-meta>
</file>